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02b8a9" officeooo:paragraph-rsid="0002b8a9"/>
    </style:style>
    <style:style style:name="P2" style:family="paragraph" style:parent-style-name="Title">
      <style:text-properties officeooo:paragraph-rsid="0006c738"/>
    </style:style>
    <style:style style:name="P3" style:family="paragraph" style:parent-style-name="Heading_20_1">
      <style:text-properties officeooo:rsid="0002b8a9" officeooo:paragraph-rsid="0002b8a9"/>
    </style:style>
    <style:style style:name="P4" style:family="paragraph" style:parent-style-name="Text_20_body" style:list-style-name="L1">
      <style:text-properties officeooo:rsid="000c26d6" officeooo:paragraph-rsid="000c26d6"/>
    </style:style>
    <style:style style:name="P5" style:family="paragraph" style:parent-style-name="Text_20_body" style:list-style-name="L2">
      <style:text-properties officeooo:rsid="000c26d6" officeooo:paragraph-rsid="000c26d6"/>
    </style:style>
    <style:style style:name="P6" style:family="paragraph" style:parent-style-name="Text_20_body" style:list-style-name="L1">
      <style:text-properties officeooo:rsid="0006c738" officeooo:paragraph-rsid="0006c738"/>
    </style:style>
    <style:style style:name="P7" style:family="paragraph" style:parent-style-name="Text_20_body" style:list-style-name="L2">
      <style:text-properties officeooo:rsid="0006c738" officeooo:paragraph-rsid="0006c738"/>
    </style:style>
    <style:style style:name="P8" style:family="paragraph" style:parent-style-name="Text_20_body" style:list-style-name="L1">
      <style:text-properties officeooo:rsid="0007a0ce" officeooo:paragraph-rsid="0007a0ce"/>
    </style:style>
    <style:style style:name="P9" style:family="paragraph" style:parent-style-name="Text_20_body" style:list-style-name="L2">
      <style:text-properties officeooo:rsid="000ce50e" officeooo:paragraph-rsid="000ce50e"/>
    </style:style>
    <style:style style:name="P10" style:family="paragraph" style:parent-style-name="Text_20_body" style:list-style-name="L2">
      <style:text-properties officeooo:rsid="000eae41" officeooo:paragraph-rsid="000eae41"/>
    </style:style>
    <style:style style:name="T1" style:family="text">
      <style:text-properties officeooo:rsid="0006c738"/>
    </style:style>
    <style:style style:name="T2" style:family="text">
      <style:text-properties fo:color="#ff00ff" officeooo:rsid="0006c738"/>
    </style:style>
    <style:style style:name="T3" style:family="text">
      <style:text-properties officeooo:rsid="000c26d6"/>
    </style:style>
    <style:style style:name="T4" style:family="text">
      <style:text-properties officeooo:rsid="000ce50e"/>
    </style:style>
    <style:style style:name="T5" style:family="text">
      <style:text-properties officeooo:rsid="000eae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Oikohöylä</text:span><text:line-break/><text:span text:style-name="T1">Käyttö vain koulutetuille jäsenille<text:line-break/></text:span><text:span text:style-name="T2">Tämä ei ole työpöytä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" text:outline-level="1">Turvallisuus</text:h>
            <text:list xml:id="list579827149" text:style-name="L1">
              <text:list-item>
                <text:p text:style-name="P4">Pyydä koulutus ennen käyttöä</text:p>
              </text:list-item>
              <text:list-item>
                <text:p text:style-name="P6">Käytä suojalaseja</text:p>
              </text:list-item>
              <text:list-item>
                <text:p text:style-name="P6">Käytä kuulonsuojaimia</text:p>
              </text:list-item>
              <text:list-item>
                <text:p text:style-name="P8">Käytä työntökeppejä jos kappaletta täytyy työntää terän läheisyydessä</text:p>
              </text:list-item>
              <text:list-item>
                <text:p text:style-name="P4">Älä pidä höylän tasoilla mitään ylimääräistä</text:p>
              </text:list-item>
            </text:list>
          </table:table-cell>
          <table:table-cell table:style-name="Table1.A1" office:value-type="string">
            <text:h text:style-name="P3" text:outline-level="1">Käytön jälkeen</text:h>
            <text:list xml:id="list3630121785" text:style-name="L2">
              <text:list-item>
                <text:p text:style-name="P5">Puhdista höylä ja höylän ympäristö lastuista.</text:p>
              </text:list-item>
              <text:list-item>
                <text:p text:style-name="P10">Kiristä vaste paikalleen</text:p>
              </text:list-item>
              <text:list-item>
                <text:p text:style-name="P10">Aseta teräsuoja paikalleen</text:p>
              </text:list-item>
              <text:list-item>
                <text:p text:style-name="P5">Sulje purunpoiston pelti</text:p>
              </text:list-item>
              <text:list-item>
                <text:p text:style-name="P5">Varmista että höylän pöydälle jää vain tämä lappu <text:span text:style-name="T5">ja työntökepit</text:span></text:p>
                <text:p text:style-name="P7"/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1:36.107137000</meta:creation-date>
    <meta:print-date>2018-10-09T21:38:49.133648000</meta:print-date>
    <dc:date>2018-10-09T21:41:04.303066000</dc:date>
    <meta:editing-duration>PT2H13M36S</meta:editing-duration>
    <meta:editing-cycles>6</meta:editing-cycles>
    <meta:generator>LibreOffice/5.4.2.2$MacOSX_X86_64 LibreOffice_project/22b09f6418e8c2d508a9eaf86b2399209b0990f4</meta:generator>
    <meta:document-statistic meta:table-count="1" meta:image-count="0" meta:object-count="0" meta:page-count="1" meta:paragraph-count="14" meta:word-count="70" meta:character-count="465" meta:non-whitespace-character-count="419"/>
  </office:meta>
</office:document-meta>
</file>